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BeanWriter.getCallDocumen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eanWriter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BeanWriter.startElement( WriteContext context , String uri , String localName , String q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BeanWriter.SAXBeanWriter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eanWriter.endElement( WriteContext context ,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BeanWrit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BeanWrite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eanWriter.bodyText( WriteContext context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eanWriter.setCallDocumentEvents( boolean callDocument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eanWrit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